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4cm" style:type="right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paragraph-rsid="000f3c44" style:font-size-asian="12pt" style:font-name-complex="Times New Roman2" style:font-size-complex="12pt"/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c41ea" style:font-size-asian="12pt" style:font-name-complex="Times New Roman2" style:font-size-complex="12pt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dd1c2" style:font-size-asian="12pt" style:font-name-complex="Times New Roman2" style:font-size-complex="12pt"/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f3c44" style:font-size-asian="12pt" style:font-name-complex="Times New Roman2" style:font-size-complex="12pt"/>
    </style:style>
    <style:style style:name="P7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dd1c2" style:font-size-asian="12pt" style:font-name-complex="Times New Roman2" style:font-size-complex="12pt"/>
    </style:style>
    <style:style style:name="P8" style:family="paragraph" style:parent-style-name="Footer" style:master-page-name="First_20_Page">
      <style:paragraph-properties fo:text-align="center" style:justify-single-word="false" style:page-number="5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paragraph-rsid="0013233f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rsid="0013233f" officeooo:paragraph-rsid="0013233f"/>
    </style:style>
    <style:style style:name="P11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rsid="0013233f" officeooo:paragraph-rsid="0014354c"/>
    </style:style>
    <style:style style:name="P1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14354c" style:font-size-asian="12pt" style:font-name-complex="Times New Roman2" style:font-size-complex="12pt"/>
    </style:style>
    <style:style style:name="P13" style:family="paragraph" style:parent-style-name="Standard" style:master-page-name="">
      <style:paragraph-properties fo:line-height="150%" style:page-numb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paragraph-rsid="000b7822"/>
    </style:style>
    <style:style style:name="P14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rsid="0013233f" officeooo:paragraph-rsid="0013233f"/>
    </style:style>
    <style:style style:name="P15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paragraph-rsid="0013233f"/>
    </style:style>
    <style:style style:name="P16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paragraph-rsid="0014354c"/>
    </style:style>
    <style:style style:name="P17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rsid="0013233f" officeooo:paragraph-rsid="0014354c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9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officeooo:rsid="0013233f" style:font-size-asian="12pt" style:font-name-complex="Times New Roman2" style:font-size-complex="12pt"/>
    </style:style>
    <style:style style:name="T3" style:family="text">
      <style:text-properties style:font-name="Times New Roman" fo:font-size="12pt" fo:language="id" fo:country="ID" style:font-size-asian="12pt" style:font-name-complex="Times New Roman2" style:font-size-complex="12pt"/>
    </style:style>
    <style:style style:name="T4" style:family="text">
      <style:text-properties style:font-name="Times New Roman" fo:font-size="12pt" fo:language="id" fo:country="ID" officeooo:rsid="0005c2af" style:font-size-asian="12pt" style:font-name-complex="Times New Roman2" style:font-size-complex="12pt"/>
    </style:style>
    <style:style style:name="T5" style:family="text">
      <style:text-properties style:font-name="Times New Roman" fo:font-size="12pt" fo:language="id" fo:country="ID" officeooo:rsid="000b685a" style:font-size-asian="12pt" style:font-name-complex="Times New Roman2" style:font-size-complex="12pt"/>
    </style:style>
    <style:style style:name="T6" style:family="text">
      <style:text-properties style:font-name="Times New Roman" fo:font-size="12pt" fo:language="id" fo:country="ID" officeooo:rsid="0013233f" style:font-size-asian="12pt" style:font-name-complex="Times New Roman2" style:font-size-complex="12pt"/>
    </style:style>
    <style:style style:name="T7" style:family="text">
      <style:text-properties style:font-name="Times New Roman" fo:font-size="12pt" fo:language="id" fo:country="ID" officeooo:rsid="0014354c" style:font-size-asian="12pt" style:font-name-complex="Times New Roman2" style:font-size-complex="12pt"/>
    </style:style>
    <style:style style:name="T8" style:family="text">
      <style:text-properties style:font-name="Times New Roman" fo:font-size="12pt" fo:language="id" fo:country="ID" fo:font-weight="normal" officeooo:rsid="000b7822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" fo:font-size="12pt" fo:language="id" fo:country="ID" fo:font-weight="normal" officeooo:rsid="0005c2af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font-name="Times New Roman" fo:font-size="12pt" fo:language="id" fo:country="ID" fo:font-weight="normal" officeooo:rsid="000b685a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font-name="Times New Roman" fo:font-size="12pt" fo:language="id" fo:country="ID" fo:font-weight="normal" officeooo:rsid="0014354c" style:font-size-asian="12pt" style:font-weight-asian="normal" style:font-name-complex="Times New Roman2" style:font-size-complex="12pt" style:font-weight-complex="normal"/>
    </style:style>
    <style:style style:name="T12" style:family="text">
      <style:text-properties officeooo:rsid="0013233f"/>
    </style:style>
    <style:style style:name="T13" style:family="text">
      <style:text-properties fo:font-weight="normal" officeooo:rsid="000b7822" style:font-weight-asian="normal" style:font-weight-complex="normal"/>
    </style:style>
    <style:style style:name="T14" style:family="text">
      <style:text-properties fo:font-weight="normal" officeooo:rsid="0005c2af" style:font-weight-asian="normal" style:font-weight-complex="normal"/>
    </style:style>
    <style:style style:name="T15" style:family="text">
      <style:text-properties fo:font-weight="normal" officeooo:rsid="0014354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oBack"/>DAFTAR <text:span text:style-name="T12">TABEL</text:span></text:p>
      <text:p text:style-name="P2"><text:span text:style-name="T6">Tabel</text:span><text:span text:style-name="T3"> <text:tab/> <text:s text:c="3"/></text:span><text:span text:style-name="T1">Halaman</text:span></text:p>
      <text:p text:style-name="P13"><text:span text:style-name="T2">Tabel</text:span><text:span text:style-name="T1"> </text:span><text:span text:style-name="T2">4</text:span><text:span text:style-name="T1">.1 </text:span><text:span text:style-name="T2">Keterangan Use Case</text:span><text:span text:style-name="T5"><text:tab/><text:tab/></text:span><text:span text:style-name="T6">40</text:span></text:p>
      <text:p text:style-name="P9"><text:span text:style-name="T6">Tabel</text:span><text:span text:style-name="T4"> </text:span><text:span text:style-name="T7">4</text:span><text:span text:style-name="T4">.</text:span><text:span text:style-name="T7">2</text:span><text:span text:style-name="T4"> </text:span><text:span text:style-name="T7">Bentuk Tidak Normal</text:span><text:span text:style-name="T5"><text:tab/><text:tab/></text:span><text:span text:style-name="T7">70</text:span></text:p>
      <text:p text:style-name="P9"><text:span text:style-name="T6">Tabel</text:span><text:span text:style-name="T4"> </text:span><text:span text:style-name="T7">4.3</text:span><text:span text:style-name="T4"> </text:span><text:span text:style-name="T7">Normalisasi Pertama</text:span><text:span text:style-name="T5"><text:tab/><text:tab/></text:span><text:span text:style-name="T7">70</text:span></text:p>
      <text:p text:style-name="P9"><text:span text:style-name="T6">Tabel</text:span><text:span text:style-name="T4"> </text:span><text:span text:style-name="T7">4</text:span><text:span text:style-name="T4">.</text:span><text:span text:style-name="T7">4</text:span><text:span text:style-name="T4"> </text:span><text:span text:style-name="T7">Alumni</text:span><text:span text:style-name="T5"><text:tab/><text:tab/></text:span><text:span text:style-name="T7">71</text:span></text:p>
      <text:p text:style-name="P15"><text:span text:style-name="T6">Tabel</text:span><text:span text:style-name="T4"> </text:span><text:span text:style-name="T7">4</text:span><text:span text:style-name="T4">.</text:span><text:span text:style-name="T7">5</text:span><text:span text:style-name="T4"> </text:span><text:span text:style-name="T7">Program Studi</text:span><text:span text:style-name="T5"><text:tab/><text:tab/></text:span><text:span text:style-name="T7">71</text:span></text:p>
      <text:p text:style-name="P14"><text:span text:style-name="T3">Tabel</text:span><text:span text:style-name="T4"> </text:span><text:span text:style-name="T7">4</text:span><text:span text:style-name="T4">.</text:span><text:span text:style-name="T7">6</text:span><text:span text:style-name="T4"> </text:span><text:span text:style-name="T7">Kuesioner</text:span><text:span text:style-name="T5"><text:tab/><text:tab/></text:span><text:span text:style-name="T7">71</text:span></text:p>
      <text:p text:style-name="P10"><text:span text:style-name="T3">Tabel</text:span><text:span text:style-name="T4"> </text:span><text:span text:style-name="T7">4</text:span><text:span text:style-name="T4">.</text:span><text:span text:style-name="T7">7</text:span><text:span text:style-name="T4"> </text:span><text:span text:style-name="T7">Alumni Normal</text:span><text:span text:style-name="T5"><text:tab/><text:tab/></text:span><text:span text:style-name="T7">71</text:span></text:p>
      <text:p text:style-name="P11"><text:span text:style-name="T3">Tabel</text:span><text:span text:style-name="T4"> </text:span><text:span text:style-name="T7">4</text:span><text:span text:style-name="T4">.</text:span><text:span text:style-name="T7">8</text:span><text:span text:style-name="T4"> </text:span><text:span text:style-name="T7">Program Studi Normal</text:span><text:span text:style-name="T5"><text:tab/><text:tab/></text:span><text:span text:style-name="T7">72</text:span></text:p>
      <text:p text:style-name="P16"><text:span text:style-name="T6">Tabel</text:span><text:span text:style-name="T4"> </text:span><text:span text:style-name="T7">4</text:span><text:span text:style-name="T4">.</text:span><text:span text:style-name="T7">9</text:span><text:span text:style-name="T4"> </text:span><text:span text:style-name="T7">Fakultas Normal</text:span><text:span text:style-name="T5"><text:tab/><text:tab/></text:span><text:span text:style-name="T7">72</text:span></text:p>
      <text:p text:style-name="P17"><text:span text:style-name="T3">Tabel</text:span><text:span text:style-name="T4"> </text:span><text:span text:style-name="T7">4.10</text:span><text:span text:style-name="T4"> </text:span><text:span text:style-name="T7">Kuesioner Normal</text:span><text:span text:style-name="T5"><text:tab/><text:tab/></text:span><text:span text:style-name="T7">72</text:span></text:p>
      <text:p text:style-name="P11"><text:span text:style-name="T3">Tabel</text:span><text:span text:style-name="T4"> </text:span><text:span text:style-name="T7">4</text:span><text:span text:style-name="T4">.1</text:span><text:span text:style-name="T7">1</text:span><text:span text:style-name="T4"> </text:span><text:span text:style-name="T7">Users</text:span><text:span text:style-name="T5"><text:tab/><text:tab/></text:span><text:span text:style-name="T7">72</text:span></text:p>
      <text:p text:style-name="P10"><text:span text:style-name="T8">Tabel</text:span><text:span text:style-name="T9"> </text:span><text:span text:style-name="T11">4</text:span><text:span text:style-name="T9">.1</text:span><text:span text:style-name="T11">2</text:span><text:span text:style-name="T9"> </text:span><text:span text:style-name="T11">Alumni</text:span><text:span text:style-name="T10"><text:tab/><text:tab/></text:span><text:span text:style-name="T11">73</text:span></text:p>
      <text:p text:style-name="P10"><text:span text:style-name="T8">Tabel</text:span><text:span text:style-name="T9"> </text:span><text:span text:style-name="T11">4</text:span><text:span text:style-name="T9">.1</text:span><text:span text:style-name="T11">3</text:span><text:span text:style-name="T9"> </text:span><text:span text:style-name="T11">Fakultas</text:span><text:span text:style-name="T10"><text:tab/><text:tab/></text:span><text:span text:style-name="T11">74</text:span></text:p>
      <text:p text:style-name="P10"><text:span text:style-name="T8">Tabel</text:span><text:span text:style-name="T9"> </text:span><text:span text:style-name="T11">4</text:span><text:span text:style-name="T9">.1</text:span><text:span text:style-name="T11">4</text:span><text:span text:style-name="T9"> </text:span><text:span text:style-name="T11">Prodi</text:span><text:span text:style-name="T10"><text:tab/><text:tab/></text:span><text:span text:style-name="T11">74</text:span></text:p>
      <text:p text:style-name="P10"><text:span text:style-name="T8">Tabel</text:span><text:span text:style-name="T9"> </text:span><text:span text:style-name="T11">4</text:span><text:span text:style-name="T9">.1</text:span><text:span text:style-name="T11">5</text:span><text:span text:style-name="T9"> </text:span><text:span text:style-name="T11">Agenda</text:span><text:span text:style-name="T10"><text:tab/><text:tab/></text:span><text:span text:style-name="T11">74</text:span></text:p>
      <text:p text:style-name="P10"><text:span text:style-name="T8">Tabel</text:span><text:span text:style-name="T9"> </text:span><text:span text:style-name="T11">4</text:span><text:span text:style-name="T9">.1</text:span><text:span text:style-name="T11">6</text:span><text:span text:style-name="T9"> </text:span><text:span text:style-name="T11">Loker</text:span><text:span text:style-name="T10"><text:tab/><text:tab/></text:span><text:span text:style-name="T11">74</text:span></text:p>
      <text:p text:style-name="P10"><text:span text:style-name="T8">Tabel</text:span><text:span text:style-name="T9"> </text:span><text:span text:style-name="T11">4</text:span><text:span text:style-name="T9">.1</text:span><text:span text:style-name="T11">7</text:span><text:span text:style-name="T9"> </text:span><text:span text:style-name="T11">Berita</text:span><text:span text:style-name="T10"><text:tab/><text:tab/></text:span><text:span text:style-name="T11">75</text:span></text:p>
      <text:p text:style-name="P10"><text:span text:style-name="T8">Tabel</text:span><text:span text:style-name="T9"> </text:span><text:span text:style-name="T11">4</text:span><text:span text:style-name="T9">.1</text:span><text:span text:style-name="T11">8</text:span><text:span text:style-name="T9"> </text:span><text:span text:style-name="T11">Galeri</text:span><text:span text:style-name="T10"><text:tab/><text:tab/></text:span><text:span text:style-name="T11">75</text:span></text:p>
      <text:p text:style-name="P11"><text:soft-page-break/><text:span text:style-name="T8">Tabel</text:span><text:span text:style-name="T9"> </text:span><text:span text:style-name="T11">4</text:span><text:span text:style-name="T9">.</text:span><text:span text:style-name="T11">19</text:span><text:span text:style-name="T9"> </text:span><text:span text:style-name="T11">Kategori</text:span><text:span text:style-name="T10"><text:tab/><text:tab/></text:span><text:span text:style-name="T11">75</text:span></text:p>
      <text:p text:style-name="P11"><text:span text:style-name="T8">Tabel</text:span><text:span text:style-name="T9"> </text:span><text:span text:style-name="T11">4</text:span><text:span text:style-name="T9">.</text:span><text:span text:style-name="T11">20</text:span><text:span text:style-name="T9"> </text:span><text:span text:style-name="T11">Kuesioner</text:span><text:span text:style-name="T10"><text:tab/><text:tab/></text:span><text:span text:style-name="T11">76</text:span></text:p>
      <text:p text:style-name="P11"><text:span text:style-name="T8">Tabel</text:span><text:span text:style-name="T9"> </text:span><text:span text:style-name="T11">4</text:span><text:span text:style-name="T9">.</text:span><text:span text:style-name="T11">21</text:span><text:span text:style-name="T9"> </text:span><text:span text:style-name="T11">Jawaban</text:span><text:span text:style-name="T10"><text:tab/><text:tab/></text:span><text:span text:style-name="T11">76</text:span></text:p>
      <text:p text:style-name="P11"><text:span text:style-name="T8">Tabel</text:span><text:span text:style-name="T9"> </text:span><text:span text:style-name="T11">4</text:span><text:span text:style-name="T9">.</text:span><text:span text:style-name="T11">22</text:span><text:span text:style-name="T9"> </text:span><text:span text:style-name="T11">Rancangan Waktu</text:span><text:span text:style-name="T10"><text:tab/><text:tab/></text:span><text:span text:style-name="T11">84</text:span></text:p>
      <text:p text:style-name="P11"><text:span text:style-name="T8">Tabel</text:span><text:span text:style-name="T9"> </text:span><text:span text:style-name="T11">4</text:span><text:span text:style-name="T9">.</text:span><text:span text:style-name="T11">23</text:span><text:span text:style-name="T9"> </text:span><text:span text:style-name="T11">Rancangan Pengujian</text:span><text:span text:style-name="T10"><text:tab/><text:tab/></text:span><text:span text:style-name="T11">86</text:span></text:p>
      <text:p text:style-name="P11"><text:span text:style-name="T8">Tabel</text:span><text:span text:style-name="T9"> </text:span><text:span text:style-name="T11">4</text:span><text:span text:style-name="T9">.</text:span><text:span text:style-name="T11">24</text:span><text:span text:style-name="T9"> </text:span><text:span text:style-name="T11">Hasil Uji Coba</text:span><text:span text:style-name="T10"><text:tab/><text:tab/></text:span><text:span text:style-name="T11">87</text:span></text:p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MP2" style:family="paragraph" style:parent-style-name="Footer" style:master-page-name="First_20_Page">
      <style:paragraph-properties fo:text-align="center" style:justify-single-word="false" style:page-number="5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shadow="none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x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style:num-format="i" text:select-page="current">ix</text:page-number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9-08-14T10:40:35.989000000</dc:date>
    <meta:editing-cycles>8</meta:editing-cycles>
    <meta:editing-duration>PT53M36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8" meta:word-count="117" meta:character-count="654" meta:non-whitespace-character-count="5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